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49mm"/>
    </style:style>
    <style:style style:name="co3" style:family="table-column">
      <style:table-column-properties fo:break-before="auto" style:column-width="35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3.log" table:style-name="ta1">
        <table:shapes>
          <draw:frame draw:z-index="0" draw:style-name="gr1" draw:text-style-name="P1" svg:width="159.99mm" svg:height="89.99mm" svg:x="80.26mm" svg:y="1mm">
            <loext:p draw:notify-on-update-of-ranges="'cameraslog_3.log'.A2:'cameraslog_3.log'.A1001 'cameraslog_3.log'.B1:'cameraslog_3.log'.B1 'cameraslog_3.log'.B2:'cameraslog_3.log'.B1001 'cameraslog_3.log'.A2:'cameraslog_3.log'.A1001 'cameraslog_3.log'.C1:'cameraslog_3.log'.C1 'cameraslog_3.log'.C2:'cameraslog_3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442018" calcext:value-type="float">
            <text:p>11,4420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827044" calcext:value-type="float">
            <text:p>11,82704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937293" calcext:value-type="float">
            <text:p>11,9372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937293" calcext:value-type="float">
            <text:p>11,9372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281889" calcext:value-type="float">
            <text:p>12,28188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082023" calcext:value-type="float">
            <text:p>12,082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067267" calcext:value-type="float">
            <text:p>12,0672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547214" calcext:value-type="float">
            <text:p>12,5472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427544" calcext:value-type="float">
            <text:p>12,4275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7544" calcext:value-type="float">
            <text:p>12,42754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877539" calcext:value-type="float">
            <text:p>12,8775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557625" calcext:value-type="float">
            <text:p>12,5576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908283" calcext:value-type="float">
            <text:p>11,9082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353289" calcext:value-type="float">
            <text:p>12,3532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463435" calcext:value-type="float">
            <text:p>12,4634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588627" calcext:value-type="float">
            <text:p>12,5886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918698" calcext:value-type="float">
            <text:p>12,9186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833468" calcext:value-type="float">
            <text:p>12,8334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163556" calcext:value-type="float">
            <text:p>13,1635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.13877" calcext:value-type="float">
            <text:p>13,138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98726" calcext:value-type="float">
            <text:p>12,6987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698726" calcext:value-type="float">
            <text:p>12,6987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72371" calcext:value-type="float">
            <text:p>12,723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72371" calcext:value-type="float">
            <text:p>12,7237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.163758" calcext:value-type="float">
            <text:p>13,163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163758" calcext:value-type="float">
            <text:p>13,163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163758" calcext:value-type="float">
            <text:p>13,163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773987" calcext:value-type="float">
            <text:p>12,773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249003" calcext:value-type="float">
            <text:p>12,249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249003" calcext:value-type="float">
            <text:p>12,249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.249003" calcext:value-type="float">
            <text:p>12,249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.249003" calcext:value-type="float">
            <text:p>12,2490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309279" calcext:value-type="float">
            <text:p>12,309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.309279" calcext:value-type="float">
            <text:p>12,309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.309279" calcext:value-type="float">
            <text:p>12,309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824286" calcext:value-type="float">
            <text:p>11,82428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464208" calcext:value-type="float">
            <text:p>11,464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464208" calcext:value-type="float">
            <text:p>11,464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404245" calcext:value-type="float">
            <text:p>11,4042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404245" calcext:value-type="float">
            <text:p>11,4042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.404255" calcext:value-type="float">
            <text:p>11,4042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404255" calcext:value-type="float">
            <text:p>11,4042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739652" calcext:value-type="float">
            <text:p>10,7396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079744" calcext:value-type="float">
            <text:p>11,07974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764668" calcext:value-type="float">
            <text:p>10,7646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.764668" calcext:value-type="float">
            <text:p>10,7646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.764668" calcext:value-type="float">
            <text:p>10,7646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.764668" calcext:value-type="float">
            <text:p>10,76466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.634477" calcext:value-type="float">
            <text:p>10,6344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634477" calcext:value-type="float">
            <text:p>10,6344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634477" calcext:value-type="float">
            <text:p>10,6344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634477" calcext:value-type="float">
            <text:p>10,6344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634477" calcext:value-type="float">
            <text:p>10,63447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294426" calcext:value-type="float">
            <text:p>10,2944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89939" calcext:value-type="float">
            <text:p>10,8993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.859406" calcext:value-type="float">
            <text:p>10,8594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.994329" calcext:value-type="float">
            <text:p>10,9943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994329" calcext:value-type="float">
            <text:p>10,9943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.994329" calcext:value-type="float">
            <text:p>10,9943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994329" calcext:value-type="float">
            <text:p>10,9943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994329" calcext:value-type="float">
            <text:p>10,9943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994329" calcext:value-type="float">
            <text:p>10,9943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.864173" calcext:value-type="float">
            <text:p>10,864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864173" calcext:value-type="float">
            <text:p>10,8641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629494" calcext:value-type="float">
            <text:p>10,6294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.464363" calcext:value-type="float">
            <text:p>10,4643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.449572" calcext:value-type="float">
            <text:p>10,44957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.509195" calcext:value-type="float">
            <text:p>10,5091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.509195" calcext:value-type="float">
            <text:p>10,50919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528973" calcext:value-type="float">
            <text:p>10,528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193913" calcext:value-type="float">
            <text:p>10,1939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154292" calcext:value-type="float">
            <text:p>10,1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154292" calcext:value-type="float">
            <text:p>10,1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154292" calcext:value-type="float">
            <text:p>10,1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154292" calcext:value-type="float">
            <text:p>10,1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154292" calcext:value-type="float">
            <text:p>10,1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154292" calcext:value-type="float">
            <text:p>10,154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.809417" calcext:value-type="float">
            <text:p>9,8094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.714182" calcext:value-type="float">
            <text:p>9,7141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719013" calcext:value-type="float">
            <text:p>9,719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37915" calcext:value-type="float">
            <text:p>9,37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37915" calcext:value-type="float">
            <text:p>9,37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37915" calcext:value-type="float">
            <text:p>9,37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37915" calcext:value-type="float">
            <text:p>9,37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37915" calcext:value-type="float">
            <text:p>9,37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37915" calcext:value-type="float">
            <text:p>9,37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44932" calcext:value-type="float">
            <text:p>9,449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114228" calcext:value-type="float">
            <text:p>9,114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114228" calcext:value-type="float">
            <text:p>9,114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114228" calcext:value-type="float">
            <text:p>9,114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114228" calcext:value-type="float">
            <text:p>9,114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114228" calcext:value-type="float">
            <text:p>9,114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114228" calcext:value-type="float">
            <text:p>9,11422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984282" calcext:value-type="float">
            <text:p>8,9842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524265" calcext:value-type="float">
            <text:p>8,524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524265" calcext:value-type="float">
            <text:p>8,52426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474298" calcext:value-type="float">
            <text:p>8,47429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009282" calcext:value-type="float">
            <text:p>8,00928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864316" calcext:value-type="float">
            <text:p>7,8643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74909" calcext:value-type="float">
            <text:p>7,749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619141" calcext:value-type="float">
            <text:p>7,6191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569171" calcext:value-type="float">
            <text:p>7,56917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509225" calcext:value-type="float">
            <text:p>7,5092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524229" calcext:value-type="float">
            <text:p>7,524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24229" calcext:value-type="float">
            <text:p>7,524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524229" calcext:value-type="float">
            <text:p>7,524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524229" calcext:value-type="float">
            <text:p>7,524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524229" calcext:value-type="float">
            <text:p>7,5242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489237" calcext:value-type="float">
            <text:p>7,489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489237" calcext:value-type="float">
            <text:p>7,489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489237" calcext:value-type="float">
            <text:p>7,489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489237" calcext:value-type="float">
            <text:p>7,4892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45897" calcext:value-type="float">
            <text:p>7,4589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444209" calcext:value-type="float">
            <text:p>7,444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294066" calcext:value-type="float">
            <text:p>7,2940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294066" calcext:value-type="float">
            <text:p>7,2940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294066" calcext:value-type="float">
            <text:p>7,2940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163905" calcext:value-type="float">
            <text:p>7,163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168723" calcext:value-type="float">
            <text:p>7,1687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073963" calcext:value-type="float">
            <text:p>7,073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028978" calcext:value-type="float">
            <text:p>7,0289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959219" calcext:value-type="float">
            <text:p>6,959219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25:46.85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7:26:06.955000000</dc:date>
    <meta:editing-duration>PT1M23S</meta:editing-duration>
    <meta:editing-cycles>2</meta:editing-cycles>
    <meta:generator>LibreOffice/5.1.0.3$Windows_X86_64 LibreOffice_project/5e3e00a007d9b3b6efb6797a8b8e57b51ab1f737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3.log'.A2:'cameraslog_3.log'.C1001 'cameraslog_3.log'.B1:'cameraslog_3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3.log'.B2:'cameraslog_3.log'.B1001" chart:label-cell-address="'cameraslog_3.log'.B1:'cameraslog_3.log'.B1" chart:class="chart:scatter">
            <chart:domain table:cell-range-address="'cameraslog_3.log'.A2:'cameraslog_3.log'.A1001"/>
            <chart:data-point chart:repeated="1000"/>
          </chart:series>
          <chart:series chart:style-name="ch8" chart:values-cell-range-address="'cameraslog_3.log'.C2:'cameraslog_3.log'.C1001" chart:label-cell-address="'cameraslog_3.log'.C1:'cameraslog_3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3.log'.B1:'cameraslog_3.log'.B1</svg:desc>
                </draw:g>
              </table:table-cell>
              <table:table-cell office:value-type="string">
                <text:p>number of cameras</text:p>
                <draw:g>
                  <svg:desc>'cameraslog_3.log'.C1:'cameraslog_3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3.log'.A2:'cameraslog_3.log'.A1001</svg:desc>
                </draw:g>
              </table:table-cell>
              <table:table-cell office:value-type="float" office:value="11.442018">
                <text:p>11.442018</text:p>
                <draw:g>
                  <svg:desc>'cameraslog_3.log'.B2:'cameraslog_3.log'.B1001</svg:desc>
                </draw:g>
              </table:table-cell>
              <table:table-cell office:value-type="float" office:value="11">
                <text:p>11</text:p>
                <draw:g>
                  <svg:desc>'cameraslog_3.log'.C2:'cameraslog_3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27044">
                <text:p>11.8270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937293">
                <text:p>11.937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937293">
                <text:p>11.9372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281889">
                <text:p>12.2818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082023">
                <text:p>12.0820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067267">
                <text:p>12.0672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547214">
                <text:p>12.5472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.427544">
                <text:p>12.4275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427544">
                <text:p>12.4275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877539">
                <text:p>12.8775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.557625">
                <text:p>12.557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908283">
                <text:p>11.9082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353289">
                <text:p>12.3532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.463435">
                <text:p>12.4634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588627">
                <text:p>12.5886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18698">
                <text:p>12.9186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33468">
                <text:p>12.8334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163556">
                <text:p>13.16355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13877">
                <text:p>13.1387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698726">
                <text:p>12.698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698726">
                <text:p>12.69872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72371">
                <text:p>12.723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72371">
                <text:p>12.723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3.163758">
                <text:p>13.1637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.163758">
                <text:p>13.1637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.163758">
                <text:p>13.1637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773987">
                <text:p>12.7739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249003">
                <text:p>12.2490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.249003">
                <text:p>12.2490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.249003">
                <text:p>12.2490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.249003">
                <text:p>12.2490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309279">
                <text:p>12.309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2.309279">
                <text:p>12.309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2.309279">
                <text:p>12.3092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824286">
                <text:p>11.8242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464208">
                <text:p>11.464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464208">
                <text:p>11.464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404245">
                <text:p>11.4042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404245">
                <text:p>11.4042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.404255">
                <text:p>11.4042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404255">
                <text:p>11.4042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.739652">
                <text:p>10.7396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079744">
                <text:p>11.0797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.764668">
                <text:p>10.764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.764668">
                <text:p>10.764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.764668">
                <text:p>10.764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764668">
                <text:p>10.7646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634477">
                <text:p>10.6344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.634477">
                <text:p>10.6344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.634477">
                <text:p>10.6344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.634477">
                <text:p>10.6344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.634477">
                <text:p>10.6344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294426">
                <text:p>10.2944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89939">
                <text:p>10.899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.859406">
                <text:p>10.859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.994329">
                <text:p>10.994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.994329">
                <text:p>10.994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.994329">
                <text:p>10.994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.994329">
                <text:p>10.994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.994329">
                <text:p>10.994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0.994329">
                <text:p>10.9943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0.864173">
                <text:p>10.8641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0.864173">
                <text:p>10.8641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0.629494">
                <text:p>10.6294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0.464363">
                <text:p>10.4643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.409583">
                <text:p>10.4095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0.449572">
                <text:p>10.4495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0.509195">
                <text:p>10.5091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0.509195">
                <text:p>10.5091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.528973">
                <text:p>10.5289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193913">
                <text:p>10.1939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.154292">
                <text:p>10.1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.154292">
                <text:p>10.1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154292">
                <text:p>10.1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.154292">
                <text:p>10.1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.154292">
                <text:p>10.1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.154292">
                <text:p>10.1542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9.809417">
                <text:p>9.8094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9.714182">
                <text:p>9.71418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719013">
                <text:p>9.7190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37915">
                <text:p>9.37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37915">
                <text:p>9.37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37915">
                <text:p>9.37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37915">
                <text:p>9.37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37915">
                <text:p>9.37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37915">
                <text:p>9.37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44932">
                <text:p>9.449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114228">
                <text:p>9.114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114228">
                <text:p>9.114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114228">
                <text:p>9.114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114228">
                <text:p>9.114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114228">
                <text:p>9.114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114228">
                <text:p>9.1142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984282">
                <text:p>8.9842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524265">
                <text:p>8.524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524265">
                <text:p>8.5242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474298">
                <text:p>8.4742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009282">
                <text:p>8.0092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.864316">
                <text:p>7.8643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74909">
                <text:p>7.749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619141">
                <text:p>7.6191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569171">
                <text:p>7.569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.509225">
                <text:p>7.5092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.524229">
                <text:p>7.524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.524229">
                <text:p>7.524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.524229">
                <text:p>7.524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.524229">
                <text:p>7.524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524229">
                <text:p>7.52422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489237">
                <text:p>7.489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489237">
                <text:p>7.489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489237">
                <text:p>7.489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489237">
                <text:p>7.489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45897">
                <text:p>7.458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444209">
                <text:p>7.44420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294066">
                <text:p>7.2940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294066">
                <text:p>7.2940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294066">
                <text:p>7.2940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163905">
                <text:p>7.16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168723">
                <text:p>7.1687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073963">
                <text:p>7.073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028978">
                <text:p>7.0289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6.959219">
                <text:p>6.95921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